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17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ZALUL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WIKG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EVD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EV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AHCU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9" office:value-type="string" calcext:value-type="string">
            <text:p>N/A <text:a xlink:href="javascript:void(0);" xlink:type="simple">(276)</text:a></text:p>
          </table:table-cell>
          <table:table-cell table:style-name="ce9" office:value-type="string" calcext:value-type="string">
            <text:p>Zn3(BPDC)3(2,2′-dimethyl-BPY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IFFUX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9" office:value-type="string" calcext:value-type="string">
            <text:p>NU-1000-SALI-3 <text:a xlink:href="javascript:void(0);" xlink:type="simple">(104)</text:a></text:p>
          </table:table-cell>
          <table:table-cell table:style-name="ce9" office:value-type="string" calcext:value-type="string">
            <text:p>Zr6(μ3-OH)8(OH)8(TBAPY)2-CF3(CF2)2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9" office:value-type="string" calcext:value-type="string">
            <text:p>NU-1000-SALI-7 <text:a xlink:href="javascript:void(0);" xlink:type="simple">(104)</text:a></text:p>
          </table:table-cell>
          <table:table-cell table:style-name="ce9" office:value-type="string" calcext:value-type="string">
            <text:p>Zr6(μ3-OH)8(OH)8(TBAPY)2-CF3(CF2)6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9" office:value-type="string" calcext:value-type="string">
            <text:p>NU-1000-SALI-9 <text:a xlink:href="javascript:void(0);" xlink:type="simple">(104)</text:a></text:p>
          </table:table-cell>
          <table:table-cell table:style-name="ce9" office:value-type="string" calcext:value-type="string">
            <text:p>Zr6(μ3-OH)8(OH)8(TBAPY)2-CF3(CF2)8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OW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YEYCU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YEYDA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YEMTI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IFER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HARPIC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9" office:value-type="string" calcext:value-type="string">
            <text:p>UiO-2,6-NDC <text:a xlink:href="javascript:void(0);" xlink:type="simple">(101, 103)</text:a></text:p>
          </table:table-cell>
          <table:table-cell table:style-name="ce9" office:value-type="string" calcext:value-type="string">
            <text:p>Zr6O6(2,6-NDC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UiO-66-(CO2H)2 <text:a xlink:href="javascript:void(0);" xlink:type="simple">(322)</text:a></text:p>
          </table:table-cell>
          <table:table-cell table:style-name="ce9" office:value-type="string" calcext:value-type="string">
            <text:p>Zr6O6(BDC-(CO2H)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9" office:value-type="string" calcext:value-type="string">
            <text:p>UiO-66-CF3 <text:a xlink:href="javascript:void(0);" xlink:type="simple">(322)</text:a></text:p>
          </table:table-cell>
          <table:table-cell table:style-name="ce9" office:value-type="string" calcext:value-type="string">
            <text:p>Zr6O6(BDC-CF3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9" office:value-type="string" calcext:value-type="string">
            <text:p>UiO-66-CO2H <text:a xlink:href="javascript:void(0);" xlink:type="simple">(323)</text:a></text:p>
          </table:table-cell>
          <table:table-cell table:style-name="ce9" office:value-type="string" calcext:value-type="string">
            <text:p>Zr6O6(BDC-CO2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JUWWOQ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3" calcext:value-type="float">
            <text:p>133</text:p>
          </table:table-cell>
          <table:table-cell table:style-name="ce9" office:value-type="string" calcext:value-type="string">
            <text:p>UiO-66-I <text:a xlink:href="javascript:void(0);" xlink:type="simple">(323)</text:a></text:p>
          </table:table-cell>
          <table:table-cell table:style-name="ce9" office:value-type="string" calcext:value-type="string">
            <text:p>Zr6O6(BDC-I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9" office:value-type="string" calcext:value-type="string">
            <text:p>UiO-66-SO3H <text:a xlink:href="javascript:void(0);" xlink:type="simple">(323)</text:a></text:p>
          </table:table-cell>
          <table:table-cell table:style-name="ce9" office:value-type="string" calcext:value-type="string">
            <text:p>Zr6O6(BDC-SO3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OKA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SEVZ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BEPPO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IFERU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JZO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9" office:value-type="string" calcext:value-type="string">
            <text:p>Zn(NDI-H) <text:a xlink:href="javascript:void(0);" xlink:type="simple">(96)</text:a></text:p>
          </table:table-cell>
          <table:table-cell table:style-name="ce9" office:value-type="string" calcext:value-type="string">
            <text:p>Zn(NDI-H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Zr-fum <text:a xlink:href="javascript:void(0);" xlink:type="simple">(324)</text:a></text:p>
          </table:table-cell>
          <table:table-cell table:style-name="ce9" office:value-type="string" calcext:value-type="string">
            <text:p>Zr6O6(FUM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ORIWA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ODP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TODYUJ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9" office:value-type="string" calcext:value-type="string">
            <text:p>MIL-101-NO2(Cr) <text:a xlink:href="javascript:void(0);" xlink:type="simple">(51, 52)</text:a></text:p>
          </table:table-cell>
          <table:table-cell table:style-name="ce9" office:value-type="string" calcext:value-type="string">
            <text:p>Cr3F(H2O)2O(BDC-NO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9" calcext:value-type="float">
            <text:p>149</text:p>
          </table:table-cell>
          <table:table-cell table:style-name="ce9" office:value-type="string" calcext:value-type="string">
            <text:p>MIL-47-F(V) <text:a xlink:href="javascript:void(0);" xlink:type="simple">(312)</text:a></text:p>
          </table:table-cell>
          <table:table-cell table:style-name="ce9" office:value-type="string" calcext:value-type="string">
            <text:p>V(O)(BDC-F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PARP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OWRAV0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9" office:value-type="string" calcext:value-type="string">
            <text:p>MOF-805 <text:a xlink:href="javascript:void(0);" xlink:type="simple">(110)</text:a></text:p>
          </table:table-cell>
          <table:table-cell table:style-name="ce9" office:value-type="string" calcext:value-type="string">
            <text:p>Zr6O4(OH)4(2,6-N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U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7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9" office:value-type="string" calcext:value-type="string">
            <text:p>Ni-DMOF <text:a xlink:href="javascript:void(0);" xlink:type="simple">(71, 72)</text:a></text:p>
          </table:table-cell>
          <table:table-cell table:style-name="ce9" office:value-type="string" calcext:value-type="string">
            <text:p>Ni2(B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ORIVU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TOX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FAYPAY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9" office:value-type="string" calcext:value-type="string">
            <text:p>Zn-DMOF-N <text:a xlink:href="javascript:void(0);" xlink:type="simple">(75)</text:a></text:p>
          </table:table-cell>
          <table:table-cell table:style-name="ce9" office:value-type="string" calcext:value-type="string">
            <text:p>Zn2(1,4-N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Zn-DMOF-TM0.5 <text:a xlink:href="javascript:void(0);" xlink:type="simple">(75, 76)</text:a></text:p>
          </table:table-cell>
          <table:table-cell table:style-name="ce9" office:value-type="string" calcext:value-type="string">
            <text:p>Zn2(BDC)(BDC-(CH3)4)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FIJDO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JASNEX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7" office:value-type="float" office:value="164" calcext:value-type="float">
            <text:p>164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style-name="ce26" office:value-type="string" calcext:value-type="string">
            <text:p>medium</text:p>
          </table:table-cell>
          <table:table-cell table:style-name="ce29" office:value-type="string" calcext:value-type="string">
            <text:p>LUYSOP</text:p>
          </table:table-cell>
          <table:table-cell table:style-name="ce17" table:number-columns-repeated="1018"/>
        </table:table-row>
        <table:table-row table:style-name="ro1">
          <table:table-cell table:style-name="ce2"/>
          <table:table-cell table:style-name="ce2" office:value-type="float" office:value="165" calcext:value-type="float">
            <text:p>165</text:p>
          </table:table-cell>
          <table:table-cell table:style-name="ce9" office:value-type="string" calcext:value-type="string">
            <text:p>Cu-DMOF <text:a xlink:href="javascript:void(0);" xlink:type="simple">(72)</text:a></text:p>
          </table:table-cell>
          <table:table-cell table:style-name="ce9" office:value-type="string" calcext:value-type="string">
            <text:p>Cu2(BDC)2(DABCO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SUXN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LAZXO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IRMOF-1-CH3/MOF-5-CH3 <text:a xlink:href="javascript:void(0);" xlink:type="simple">(66)</text:a></text:p>
          </table:table-cell>
          <table:table-cell office:value-type="string" calcext:value-type="string">
            <text:p>Zn4O(BDC-CH3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IRMOF-3/MOF-5-NH2 <text:a xlink:href="javascript:void(0);" xlink:type="simple">(65)</text:a></text:p>
          </table:table-cell>
          <table:table-cell office:value-type="string" calcext:value-type="string">
            <text:p>Zn4O(BDC-NH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eth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prop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hex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UiO-66-F2 <text:a xlink:href="javascript:void(0);" xlink:type="simple">(322)</text:a></text:p>
          </table:table-cell>
          <table:table-cell office:value-type="string" calcext:value-type="string">
            <text:p>Zr6O6(BDC-F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UiO-66-F <text:a xlink:href="javascript:void(0);" xlink:type="simple">(322)</text:a></text:p>
          </table:table-cell>
          <table:table-cell office:value-type="string" calcext:value-type="string">
            <text:p>Zr6O6(BDC-F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Zr6O6(ABDC-Cl2)12 <text:a xlink:href="javascript:void(0);" xlink:type="simple">(101, 310)</text:a></text:p>
          </table:table-cell>
          <table:table-cell office:value-type="string" calcext:value-type="string">
            <text:p>Zr6O6(ABDC-Cl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Zr6O6(ABDC)12 <text:a xlink:href="javascript:void(0);" xlink:type="simple">(102)</text:a></text:p>
          </table:table-cell>
          <table:table-cell office:value-type="string" calcext:value-type="string">
            <text:p>Zr6O6(AB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BRII</text:p>
          </table:table-cell>
          <table:table-cell office:value-type="string" calcext:value-type="string">
            <text:p>MEFHUC</text:p>
          </table:table-cell>
          <table:table-cell office:value-type="string" calcext:value-type="string">
            <text:p>SUGDOP</text:p>
          </table:table-cell>
          <table:table-cell office:value-type="string" calcext:value-type="string">
            <text:p>SUGDUV</text:p>
          </table:table-cell>
          <table:table-cell office:value-type="string" calcext:value-type="string">
            <text:p>SUGSAQ</text:p>
          </table:table-cell>
          <table:table-cell office:value-type="string" calcext:value-type="string">
            <text:p>SUGSEU</text:p>
          </table:table-cell>
          <table:table-cell office:value-type="string" calcext:value-type="string">
            <text:p>SUGSIY</text:p>
          </table:table-cell>
          <table:table-cell office:value-type="string" calcext:value-type="string">
            <text:p>SUGSOE</text:p>
          </table:table-cell>
          <table:table-cell office:value-type="string" calcext:value-type="string">
            <text:p>SUGSUK</text:p>
          </table:table-cell>
          <table:table-cell office:value-type="string" calcext:value-type="string">
            <text:p>SUGZUR</text:p>
          </table:table-cell>
          <table:table-cell office:value-type="string" calcext:value-type="string">
            <text:p>SUHBAA</text:p>
          </table:table-cell>
          <table:table-cell office:value-type="string" calcext:value-type="string">
            <text:p>SUHBEE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UGEW</text:p>
          </table:table-cell>
          <table:table-cell office:value-type="string" calcext:value-type="string">
            <text:p>ANUGIA</text:p>
          </table:table-cell>
          <table:table-cell office:value-type="string" calcext:value-type="string">
            <text:p>ANUGOG</text:p>
          </table:table-cell>
          <table:table-cell office:value-type="string" calcext:value-type="string">
            <text:p>ANUGUM</text:p>
          </table:table-cell>
          <table:table-cell office:value-type="string" calcext:value-type="string">
            <text:p>FAZPON</text:p>
          </table:table-cell>
          <table:table-cell office:value-type="string" calcext:value-type="string">
            <text:p>FAZPUT</text:p>
          </table:table-cell>
          <table:table-cell office:value-type="string" calcext:value-type="string">
            <text:p>FAZQAA</text:p>
          </table:table-cell>
          <table:table-cell office:value-type="string" calcext:value-type="string">
            <text:p>FAZQEE</text:p>
          </table:table-cell>
          <table:table-cell office:value-type="string" calcext:value-type="string">
            <text:p>FAZQII</text:p>
          </table:table-cell>
          <table:table-cell office:value-type="string" calcext:value-type="string">
            <text:p>FAZQOO</text:p>
          </table:table-cell>
          <table:table-cell office:value-type="string" calcext:value-type="string">
            <text:p>FAZQUU</text:p>
          </table:table-cell>
          <table:table-cell office:value-type="string" calcext:value-type="string">
            <text:p>KISXIU</text:p>
          </table:table-cell>
          <table:table-cell office:value-type="string" calcext:value-type="string">
            <text:p>KISXIU01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QAHDIO</text:p>
          </table:table-cell>
          <table:table-cell office:value-type="string" calcext:value-type="string">
            <text:p>QAHDOU</text:p>
          </table:table-cell>
          <table:table-cell office:value-type="string" calcext:value-type="string">
            <text:p>QAHDUA</text:p>
          </table:table-cell>
          <table:table-cell office:value-type="string" calcext:value-type="string">
            <text:p>QAHFAI</text:p>
          </table:table-cell>
          <table:table-cell office:value-type="string" calcext:value-type="string">
            <text:p>SIXNEV</text:p>
          </table:table-cell>
          <table:table-cell office:value-type="string" calcext:value-type="string">
            <text:p>SIXNIZ</text:p>
          </table:table-cell>
          <table:table-cell office:value-type="string" calcext:value-type="string">
            <text:p>SIXNOF</text:p>
          </table:table-cell>
          <table:table-cell office:value-type="string" calcext:value-type="string">
            <text:p>SIXNUL</text:p>
          </table:table-cell>
          <table:table-cell office:value-type="string" calcext:value-type="string">
            <text:p>XUNJAT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IWOH02</text:p>
          </table:table-cell>
          <table:table-cell office:value-type="string" calcext:value-type="string">
            <text:p>IDIWOH03</text:p>
          </table:table-cell>
          <table:table-cell office:value-type="string" calcext:value-type="string">
            <text:p>IDIWOH04</text:p>
          </table:table-cell>
          <table:table-cell office:value-type="string" calcext:value-type="string">
            <text:p>IDIWOH05</text:p>
          </table:table-cell>
          <table:table-cell office:value-type="string" calcext:value-type="string">
            <text:p>IDIWOH06</text:p>
          </table:table-cell>
          <table:table-cell office:value-type="string" calcext:value-type="string">
            <text:p>PUVJO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SYOU</text:p>
          </table:table-cell>
          <table:table-cell office:value-type="string" calcext:value-type="string">
            <text:p>RUVKAV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9:35:12.7584340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17T12:29:29.716460266</dc:date>
    <meta:editing-duration>PT11H37M54S</meta:editing-duration>
    <meta:editing-cycles>24</meta:editing-cycles>
    <meta:generator>LibreOffice/7.2.1.2$Linux_X86_64 LibreOffice_project/20$Build-2</meta:generator>
    <meta:document-statistic meta:table-count="3" meta:cell-count="1570" meta:object-count="0"/>
  </office:meta>
</office:document-meta>
</file>